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Liberation Sans4" svg:font-family="'Liberation Sans'" style:font-family-generic="system"/>
    <style:font-face style:name="Lohit Devanagari2" svg:font-family="'Lohit Devanagari'" style:font-family-generic="system"/>
    <style:font-face style:name="Noto Sans CJK SC2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Dimension_20_Lines" draw:marker-start-width="1.905cm" draw:marker-end="Dimension_20_Lines" draw:marker-end-width="1.905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dash" draw:stroke-dash="Dot" svg:stroke-width="0.318cm" svg:stroke-color="#ba55d3" draw:marker-start="" draw:marker-start-width="0.775cm" draw:marker-end="" draw:marker-end-width="0.775cm" draw:textarea-vertical-align="middle" fo:padding-top="0.282cm" fo:padding-bottom="0.282cm" fo:padding-left="0.407cm" fo:padding-right="0.4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26cm" fo:min-width="0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6.785cm" fo:min-width="0cm" fo:padding-top="0.177cm" fo:padding-bottom="0.177cm" fo:padding-left="0.302cm" fo:padding-right="0.302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4.035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1.625cm" fo:min-width="0cm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2.66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4.2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1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82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4cm" fo:min-width="0cm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935cm" fo:min-width="0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/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style:letter-kerning="true" style:font-name-asian="Liberation Sans2" style:font-size-asian="16pt" style:font-style-asian="normal" style:font-name-complex="Liberation Sans2" style:font-size-complex="16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text-shadow="none" style:text-underline-style="none" style:letter-kerning="true" style:font-name-asian="Liberation Sans2" style:font-size-asian="16pt" style:font-name-complex="Liberation Sans2" style:font-size-complex="1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italic" fo:text-shadow="none" style:text-underline-style="none" style:letter-kerning="true" style:font-name-asian="Liberation Sans2" style:font-size-asian="16pt" style:font-style-asian="italic" style:font-name-complex="Liberation Sans2" style:font-size-complex="16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16pt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17" style:family="text">
      <style:text-properties style:text-position="-33% 58%" fo:font-size="16pt" style:font-size-asian="16pt" style:font-size-complex="16pt"/>
    </style:style>
    <style:style style:name="T18" style:family="text">
      <style:text-properties style:text-position="0% 100%" fo:font-size="16pt" style:font-size-asian="16pt" style:font-size-complex="16pt"/>
    </style:style>
    <style:style style:name="T19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20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7cm" svg:y1="9.417cm" svg:x2="4.864cm" svg:y2="9.39cm">
          <text:p/>
        </draw:line>
        <draw:line draw:style-name="gr1" draw:text-style-name="P1" draw:layer="layout" svg:x1="4.61cm" svg:y1="9.39cm" svg:x2="25.257cm" svg:y2="9.382cm">
          <text:p/>
        </draw:line>
        <draw:line draw:style-name="gr2" draw:text-style-name="P1" draw:layer="layout" svg:x1="17.31cm" svg:y1="8.12cm" svg:x2="17.31cm" svg:y2="10.533cm">
          <text:p/>
        </draw:line>
        <draw:frame draw:style-name="gr3" draw:text-style-name="P2" draw:layer="layout" svg:width="0.68cm" svg:height="0.962cm" svg:x="9.309cm" svg:y="0.489cm">
          <draw:text-box>
            <text:p><text:s/></text:p>
          </draw:text-box>
        </draw:frame>
        <draw:frame draw:style-name="gr4" draw:text-style-name="P3" draw:layer="layout" svg:width="14.605cm" svg:height="2.54cm" svg:x="8.62cm" svg:y="12.819cm">
          <draw:text-box>
            <text:p><text:span text:style-name="T1"><text:s text:c="2"/></text:span><text:span text:style-name="T1">Ɣ <text:s text:c="10"/></text:span><text:span text:style-name="T1"><text:s text:c="14"/></text:span><text:span text:style-name="T1">+ <text:s text:c="12"/></text:span><text:span text:style-name="T1">ρ</text:span></text:p>
          </draw:text-box>
        </draw:frame>
        <draw:custom-shape draw:style-name="gr5" draw:text-style-name="P4" draw:layer="layout" svg:width="1.151cm" svg:height="14.96cm" draw:transform="rotate (-1.5707963267949) translate (17.23cm 11.645cm)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1.151cm" svg:height="7.531cm" draw:transform="rotate (-1.5707963267949) translate (25.002cm 11.636cm)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14.732cm" svg:height="3.806cm" svg:x="0.746cm" svg:y="14.051cm">
          <draw:text-box>
            <text:p text:style-name="P5"><text:span text:style-name="T2">W</text:span><text:span text:style-name="T2">e</text:span><text:span text:style-name="T2"> </text:span><text:span text:style-name="T2">d</text:span><text:span text:style-name="T2">o</text:span><text:span text:style-name="T2"> </text:span><text:span text:style-name="T2">n</text:span><text:span text:style-name="T2">o</text:span><text:span text:style-name="T2">t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i</text:span><text:span text:style-name="T2">a</text:span><text:span text:style-name="T2">t</text:span><text:span text:style-name="T2">e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a</text:span><text:span text:style-name="T2"> </text:span><text:span text:style-name="T2">s</text:span><text:span text:style-name="T2">a</text:span><text:span text:style-name="T2">c</text:span><text:span text:style-name="T2">c</text:span><text:span text:style-name="T2">a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f</text:span><text:span text:style-name="T2">i</text:span><text:span text:style-name="T2">x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 </text:span><text:span text:style-name="T2">a</text:span><text:span text:style-name="T2"> </text:span><text:span text:style-name="T2">l</text:span><text:span text:style-name="T2">o</text:span><text:span text:style-name="T2">o</text:span><text:span text:style-name="T2">k</text:span><text:span text:style-name="T2"> </text:span><text:span text:style-name="T2">i</text:span><text:span text:style-name="T2">s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d</text:span><text:span text:style-name="T2"> </text:span><text:span text:style-name="T2">a</text:span><text:span text:style-name="T2">t </text:span><text:span text:style-name="T2">t</text:span><text:span text:style-name="T2">h</text:span><text:span text:style-name="T2">e</text:span><text:span text:style-name="T2"> </text:span><text:span text:style-name="T2">o</text:span><text:span text:style-name="T2">n</text:span><text:span text:style-name="T2">s</text:span><text:span text:style-name="T2">e</text:span><text:span text:style-name="T2">t </text:span><text:span text:style-name="T2">o</text:span><text:span text:style-name="T2">f </text:span><text:span text:style-name="T2">a</text:span><text:span text:style-name="T2"> </text:span><text:span text:style-name="T2">s</text:span><text:span text:style-name="T2">a</text:span><text:span text:style-name="T2">c</text:span><text:span text:style-name="T2">c</text:span><text:span text:style-name="T2">a</text:span><text:span text:style-name="T2">d</text:span><text:span text:style-name="T2">e</text:span><text:span text:style-name="T2">. </text:span><text:span text:style-name="T3">Ɣ</text:span><text:span text:style-name="T3">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o</text:span><text:span text:style-name="T3">n</text:span><text:span text:style-name="T3">s</text:span><text:span text:style-name="T3">e</text:span><text:span text:style-name="T3">t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g</text:span><text:span text:style-name="T3">n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 </text:span><text:span text:style-name="T3">l</text:span><text:span text:style-name="T3">o</text:span><text:span text:style-name="T3">o</text:span><text:span text:style-name="T3">k</text:span></text:p>
          </draw:text-box>
        </draw:frame>
        <draw:frame draw:style-name="gr8" draw:text-style-name="P7" draw:layer="layout" svg:width="12.097cm" svg:height="3.806cm" svg:x="15.17cm" svg:y="14.051cm">
          <draw:text-box>
            <text:p text:style-name="P1"><text:span text:style-name="T4">Follow</text:span><text:span text:style-name="T4">ing the </text:span><text:span text:style-name="T4">cogniti</text:span><text:span text:style-name="T4">ve </text:span><text:span text:style-name="T4">mecha</text:span><text:span text:style-name="T4">nism </text:span><text:span text:style-name="T4">to </text:span><text:span text:style-name="T4">initiate </text:span><text:span text:style-name="T4">a look </text:span><text:span text:style-name="T4">is a </text:span><text:span text:style-name="T4">period </text:span><text:span text:style-name="T4">of </text:span><text:span text:style-name="T4">oculo</text:span><text:span text:style-name="T4">motor </text:span><text:span text:style-name="T4">delay. </text:span><text:span text:style-name="T4">During </text:span><text:span text:style-name="T4">this </text:span><text:span text:style-name="T4">period, </text:span><text:span text:style-name="T4">the </text:span><text:span text:style-name="T4">subjec</text:span><text:span text:style-name="T4">t </text:span><text:span text:style-name="T4">remain</text:span><text:span text:style-name="T4">s </text:span><text:span text:style-name="T4">fixated </text:span><text:span text:style-name="T4">on the </text:span><text:span text:style-name="T4">curren</text:span><text:span text:style-name="T4">t </text:span><text:span text:style-name="T4">object</text:span></text:p>
          </draw:text-box>
        </draw:frame>
        <draw:connector draw:style-name="gr9" draw:text-style-name="P8" draw:layer="layout" draw:type="curve" draw:line-skew="1.295cm" svg:x1="13.789cm" svg:y1="3.385cm" svg:x2="17.321cm" svg:y2="7.726cm" draw:start-shape="id1" svg:d="M13789 3385c4966 0 3201 4341 3532 4341" svg:viewBox="0 0 3579 4342">
          <text:p/>
        </draw:connector>
        <draw:frame draw:style-name="gr10" draw:text-style-name="P6" xml:id="id1" draw:id="id1" draw:layer="layout" svg:width="12.954cm" svg:height="4.285cm" svg:x="0.835cm" svg:y="1.243cm">
          <draw:text-box>
            <text:p text:style-name="P5"><text:span text:style-name="T5">At some point, the subject </text:span><text:span text:style-name="T5">makes a decision to initiate a </text:span><text:span text:style-name="T5">look to a different location. This </text:span><text:span text:style-name="T5">is the </text:span><text:span text:style-name="T6">cognitive mechanism</text:span><text:span text:style-name="T2"> we </text:span><text:span text:style-name="T2">are trying to recover. This </text:span><text:span text:style-name="T2">mechanism occurring at time </text:span><text:span text:style-name="T2">t</text:span><text:span text:style-name="T7">0</text:span><text:span text:style-name="T2">+</text:span><text:span text:style-name="T8">Ɣ</text:span><text:span text:style-name="T9"> will lead to a fixation on the </text:span><text:span text:style-name="T9">target with probability f</text:span><text:span text:style-name="T10">θ</text:span><text:span text:style-name="T2">(t</text:span><text:span text:style-name="T7">0</text:span><text:span text:style-name="T2">+</text:span><text:span text:style-name="T11">Ɣ)</text:span></text:p>
          </draw:text-box>
        </draw:frame>
        <draw:custom-shape draw:style-name="gr11" draw:text-style-name="P4" draw:layer="layout" svg:width="1.143cm" svg:height="23.187cm" draw:transform="rotate (-1.5707963267949) translate (25.383cm 16.749cm)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25.432cm" svg:height="2.914cm" svg:x="1.508cm" svg:y="17.864cm">
          <draw:text-box>
            <text:p text:style-name="P5"><text:span text:style-name="T12">The </text:span><text:span text:style-name="T12">duratio</text:span><text:span text:style-name="T12">n of a </text:span><text:span text:style-name="T12">single </text:span><text:span text:style-name="T12">look </text:span><text:span text:style-name="T12">include</text:span><text:span text:style-name="T12">s both </text:span><text:span text:style-name="T12">the </text:span><text:span text:style-name="T13">saccad</text:span><text:span text:style-name="T13">e</text:span><text:span text:style-name="T11"> and </text:span><text:span text:style-name="T13">fixation</text:span><text:span text:style-name="T11"> </text:span><text:span text:style-name="T11">and is </text:span><text:span text:style-name="T11">of </text:span><text:span text:style-name="T11">length </text:span><text:span text:style-name="T11">Ɣ+ρ. In </text:span><text:span text:style-name="T11">the </text:span><text:span text:style-name="T14">proport</text:span><text:span text:style-name="T14">ion of </text:span><text:span text:style-name="T14">fixation</text:span><text:span text:style-name="T8"> </text:span><text:span text:style-name="T14">metho</text:span><text:span text:style-name="T14">d</text:span><text:span text:style-name="T8">, this </text:span><text:span text:style-name="T8">entire </text:span><text:span text:style-name="T8">duratio</text:span><text:span text:style-name="T8">n is </text:span><text:span text:style-name="T8">marked </text:span><text:span text:style-name="T8">as </text:span><text:span text:style-name="T8">{0,1}. </text:span><text:span text:style-name="T8">When </text:span><text:span text:style-name="T8">ρ </text:span><text:span text:style-name="T8">= 0, Ɣ </text:span><text:span text:style-name="T8">represe</text:span><text:span text:style-name="T8">nts the </text:span><text:span text:style-name="T14">added </text:span><text:span text:style-name="T14">observ</text:span><text:span text:style-name="T14">ation </text:span><text:span text:style-name="T14">bias</text:span><text:span text:style-name="T15">. </text:span><text:span text:style-name="T8">When <text:s/></text:span><text:span text:style-name="T8">ρ </text:span><text:span text:style-name="T8">≠ </text:span><text:span text:style-name="T8">0, ρ </text:span><text:span text:style-name="T8">contrib</text:span><text:span text:style-name="T8">utes to </text:span><text:span text:style-name="T8">both </text:span><text:span text:style-name="T14">added </text:span><text:span text:style-name="T14">observ</text:span><text:span text:style-name="T14">ation </text:span><text:span text:style-name="T14">bias</text:span><text:span text:style-name="T8">, </text:span><text:span text:style-name="T8">as well </text:span><text:span text:style-name="T8">as the </text:span><text:span text:style-name="T14">delaye</text:span><text:span text:style-name="T14">d </text:span><text:span text:style-name="T14">observ</text:span><text:span text:style-name="T14">ation </text:span><text:span text:style-name="T14">bias</text:span><text:span text:style-name="T8">, </text:span><text:span text:style-name="T8">which </text:span><text:span text:style-name="T8">impacts </text:span><text:span text:style-name="T8">both </text:span><text:span text:style-name="T8">method</text:span><text:span text:style-name="T8">s</text:span></text:p>
          </draw:text-box>
        </draw:frame>
        <draw:connector draw:style-name="gr9" draw:text-style-name="P8" draw:layer="layout" draw:type="curve" svg:x1="22.284cm" svg:y1="5.572cm" svg:x2="24.941cm" svg:y2="8.114cm" draw:start-shape="id2" svg:d="M22284 5572c0 2281 2657 1011 2657 2542" svg:viewBox="0 0 2658 2543">
          <text:p/>
        </draw:connector>
        <draw:frame draw:style-name="gr13" draw:text-style-name="P6" xml:id="id2" draw:id="id2" draw:layer="layout" svg:width="10.057cm" svg:height="4.496cm" svg:x="17.256cm" svg:y="1.076cm">
          <draw:text-box>
            <text:p text:style-name="P5"><text:span text:style-name="T2"><text:s/></text:span><text:span text:style-name="T2">A </text:span><text:span text:style-name="T2">loo</text:span><text:span text:style-name="T2">k </text:span><text:span text:style-name="T2">con</text:span><text:span text:style-name="T2">clu</text:span><text:span text:style-name="T2">des </text:span><text:span text:style-name="T2">at </text:span><text:span text:style-name="T2">tim</text:span><text:span text:style-name="T2">e </text:span><text:span text:style-name="T2">t</text:span><text:span text:style-name="T7">0</text:span><text:span text:style-name="T2">+</text:span><text:span text:style-name="T8">Ɣ</text:span><text:span text:style-name="T2">+</text:span><text:span text:style-name="T8">ρ. </text:span><text:span text:style-name="T8">Th</text:span><text:span text:style-name="T8">e </text:span><text:span text:style-name="T8">offs</text:span><text:span text:style-name="T8">et </text:span><text:span text:style-name="T8">of </text:span><text:span text:style-name="T8">one </text:span><text:span text:style-name="T8">loo</text:span><text:span text:style-name="T8">k </text:span><text:span text:style-name="T8">cor</text:span><text:span text:style-name="T8">res</text:span><text:span text:style-name="T8">pon</text:span><text:span text:style-name="T8">ds </text:span><text:span text:style-name="T8">wit</text:span><text:span text:style-name="T8">h </text:span><text:span text:style-name="T8">the </text:span><text:span text:style-name="T8">ons</text:span><text:span text:style-name="T8">et </text:span><text:span text:style-name="T8">of </text:span><text:span text:style-name="T8">the </text:span><text:span text:style-name="T8">sub</text:span><text:span text:style-name="T8">seq</text:span><text:span text:style-name="T8">uen</text:span><text:span text:style-name="T8">t </text:span><text:span text:style-name="T8">loo</text:span><text:span text:style-name="T8">k. </text:span><text:span text:style-name="T8">As </text:span><text:span text:style-name="T8">its </text:span><text:span text:style-name="T8">loc</text:span><text:span text:style-name="T8">atio</text:span><text:span text:style-name="T8">n </text:span><text:span text:style-name="T8">wa</text:span><text:span text:style-name="T8">s </text:span><text:span text:style-name="T8">det</text:span><text:span text:style-name="T8">erm</text:span><text:span text:style-name="T8">ine</text:span><text:span text:style-name="T8">d at </text:span><text:span text:style-name="T8">tim</text:span><text:span text:style-name="T8">e </text:span><text:span text:style-name="T2"><text:s/></text:span><text:span text:style-name="T2">t</text:span><text:span text:style-name="T7">0</text:span><text:span text:style-name="T2">+</text:span><text:span text:style-name="T8">Ɣ,</text:span><text:span text:style-name="T11"> </text:span><text:span text:style-name="T11">this </text:span><text:span text:style-name="T11">nex</text:span><text:span text:style-name="T11">t </text:span><text:span text:style-name="T11">loo</text:span><text:span text:style-name="T11">k </text:span><text:span text:style-name="T11">will </text:span><text:span text:style-name="T11">hav</text:span><text:span text:style-name="T11">e a </text:span><text:span text:style-name="T14">del</text:span><text:span text:style-name="T14">aye</text:span><text:span text:style-name="T14">d </text:span><text:span text:style-name="T14">ob</text:span><text:span text:style-name="T14">ser</text:span><text:span text:style-name="T14">vat</text:span><text:span text:style-name="T14">ion </text:span><text:span text:style-name="T14">bia</text:span><text:span text:style-name="T14">s</text:span><text:span text:style-name="T8"> of </text:span><text:span text:style-name="T8">siz</text:span><text:span text:style-name="T8">e </text:span><text:span text:style-name="T16">ρ. </text:span></text:p>
          </draw:text-box>
        </draw:frame>
        <draw:connector draw:style-name="gr9" draw:text-style-name="P8" draw:layer="layout" draw:type="curve" svg:x1="4.402cm" svg:y1="6.084cm" svg:x2="3.377cm" svg:y2="7.65cm" draw:start-shape="id3" draw:start-glue-point="3" draw:end-shape="id4" draw:end-glue-point="5" svg:d="M4402 6084c-684 0-1025 522-1025 1566" svg:viewBox="0 0 1026 1567">
          <text:p/>
        </draw:connector>
        <draw:frame draw:style-name="gr14" draw:text-style-name="P7" xml:id="id3" draw:id="id3" draw:layer="layout" svg:width="12.657cm" svg:height="2.895cm" svg:x="4.402cm" svg:y="4.637cm">
          <draw:text-box>
            <text:p text:style-name="P1"><text:span text:style-name="T4"/></text:p>
            <text:p text:style-name="P1"><text:span text:style-name="T4">A</text:span><text:span text:style-name="T4"> </text:span><text:span text:style-name="T4">l</text:span><text:span text:style-name="T4">o</text:span><text:span text:style-name="T4">o</text:span><text:span text:style-name="T4">k</text:span><text:span text:style-name="T4"> </text:span><text:span text:style-name="T4">o</text:span><text:span text:style-name="T4">n</text:span><text:span text:style-name="T4">s</text:span><text:span text:style-name="T4">e</text:span><text:span text:style-name="T4">t </text:span><text:span text:style-name="T4">b</text:span><text:span text:style-name="T4">e</text:span><text:span text:style-name="T4">g</text:span><text:span text:style-name="T4">i</text:span><text:span text:style-name="T4">n</text:span><text:span text:style-name="T4">s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a</text:span><text:span text:style-name="T4"> </text:span><text:span text:style-name="T4">s</text:span><text:span text:style-name="T4">a</text:span><text:span text:style-name="T4">c</text:span><text:span text:style-name="T4">c</text:span><text:span text:style-name="T4">a</text:span><text:span text:style-name="T4">d</text:span><text:span text:style-name="T4">e</text:span><text:span text:style-name="T4"> </text:span><text:span text:style-name="T4">a</text:span><text:span text:style-name="T4">t </text:span><text:span text:style-name="T4">t</text:span><text:span text:style-name="T4">i</text:span><text:span text:style-name="T4">m</text:span><text:span text:style-name="T4">e</text:span><text:span text:style-name="T4"> </text:span><text:span text:style-name="T4">t</text:span><text:span text:style-name="T17">0</text:span><text:span text:style-name="T18">. </text:span><text:span text:style-name="T18">F</text:span><text:span text:style-name="T18">o</text:span><text:span text:style-name="T18">r </text:span><text:span text:style-name="T18">t</text:span><text:span text:style-name="T18">h</text:span><text:span text:style-name="T18">e</text:span><text:span text:style-name="T18"> </text:span><text:span text:style-name="T19">l</text:span><text:span text:style-name="T19">o</text:span><text:span text:style-name="T19">o</text:span><text:span text:style-name="T19">k</text:span><text:span text:style-name="T19"> </text:span><text:span text:style-name="T19">o</text:span><text:span text:style-name="T19">n</text:span><text:span text:style-name="T19">s</text:span><text:span text:style-name="T19">e</text:span><text:span text:style-name="T19">t</text:span><text:span text:style-name="T20"> </text:span><text:span text:style-name="T19">m</text:span><text:span text:style-name="T19">e</text:span><text:span text:style-name="T19">t</text:span><text:span text:style-name="T19">h</text:span><text:span text:style-name="T19">o</text:span><text:span text:style-name="T19">d</text:span><text:span text:style-name="T20">, </text:span><text:span text:style-name="T20">t</text:span><text:span text:style-name="T20">h</text:span><text:span text:style-name="T20">i</text:span><text:span text:style-name="T20">s</text:span><text:span text:style-name="T20"> </text:span><text:span text:style-name="T20">i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o</text:span><text:span text:style-name="T20">n</text:span><text:span text:style-name="T20">l</text:span><text:span text:style-name="T20">y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p</text:span><text:span text:style-name="T20">o</text:span><text:span text:style-name="T20">i</text:span><text:span text:style-name="T20">n</text:span><text:span text:style-name="T20">t </text:span><text:span text:style-name="T20">w</text:span><text:span text:style-name="T20">e</text:span><text:span text:style-name="T20"> </text:span><text:span text:style-name="T20">c</text:span><text:span text:style-name="T20">o</text:span><text:span text:style-name="T20">n</text:span><text:span text:style-name="T20">s</text:span><text:span text:style-name="T20">i</text:span><text:span text:style-name="T20">d</text:span><text:span text:style-name="T20">e</text:span><text:span text:style-name="T20">r</text:span></text:p>
          </draw:text-box>
        </draw:frame>
        <draw:frame draw:style-name="gr3" draw:text-style-name="P10" draw:layer="layout" svg:width="1.01cm" svg:height="1.305cm" svg:x="1.743cm" svg:y="10.406cm">
          <draw:text-box>
            <text:p text:style-name="P9"><text:span text:style-name="T21">t</text:span><text:span text:style-name="T22">0</text:span></text:p>
          </draw:text-box>
        </draw:frame>
        <draw:frame draw:style-name="gr15" draw:text-style-name="P11" draw:layer="layout" svg:width="2.391cm" svg:height="1.932cm" svg:x="16.243cm" svg:y="10.407cm">
          <draw:text-box>
            <text:p text:style-name="P9"><text:span text:style-name="T23">t</text:span><text:span text:style-name="T24">0 </text:span><text:span text:style-name="T25">+ </text:span><text:span text:style-name="T26">Ɣ</text:span></text:p>
          </draw:text-box>
        </draw:frame>
        <draw:frame draw:style-name="gr16" draw:text-style-name="P11" draw:layer="layout" svg:width="3.535cm" svg:height="1.424cm" svg:x="23.144cm" svg:y="10.371cm">
          <draw:text-box>
            <text:p text:style-name="P9"><text:span text:style-name="T23">t</text:span><text:span text:style-name="T24">0 </text:span><text:span text:style-name="T25">+ </text:span><text:span text:style-name="T26">Ɣ + ρ </text:span></text:p>
          </draw:text-box>
        </draw:frame>
        <draw:custom-shape draw:style-name="gr17" draw:text-style-name="P4" xml:id="id4" draw:id="id4" draw:layer="measurelines" svg:width="0.582cm" svg:height="2.413cm" draw:transform="rotate (-1.5707963267949) translate (4.582cm 7.649cm)">
          <text:p/>
          <draw:enhanced-geometry svg:viewBox="0 0 21600 21600" draw:glue-points="21600 0 0 10800 21600 21600" draw:text-areas="13800 ?f9 21600 ?f10" draw:mirror-vertical="fals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roman"/>
    <style:font-face style:name="Liberation Sans2" svg:font-family="'Liberation Sans'" style:font-family-generic="swiss"/>
    <style:font-face style:name="Liberation Sans4" svg:font-family="'Liberation Sans'" style:font-family-generic="system"/>
    <style:font-face style:name="Lohit Devanagari2" svg:font-family="'Lohit Devanagari'" style:font-family-generic="system"/>
    <style:font-face style:name="Noto Sans CJK SC2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10T19:28:47.627253652</meta:creation-date>
    <dc:date>2023-02-11T19:16:58.399039664</dc:date>
    <dc:creator>Collin </dc:creator>
    <meta:editing-duration>PT3H47M41S</meta:editing-duration>
    <meta:editing-cycles>11</meta:editing-cycles>
    <meta:generator>LibreOffice/6.4.7.2$Linux_X86_64 LibreOffice_project/40$Build-2</meta:generator>
    <meta:document-statistic meta:object-count="21"/>
  </office:meta>
</office:document-meta>
</file>